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officeooo:rsid="002203e0" officeooo:paragraph-rsid="002203e0"/>
    </style:style>
    <style:style style:name="P38" style:family="paragraph" style:parent-style-name="Standard">
      <style:paragraph-properties fo:text-align="start" style:justify-single-word="false"/>
      <style:text-properties style:text-underline-style="none" officeooo:rsid="0023eaac" officeooo:paragraph-rsid="0023eaac"/>
    </style:style>
    <style:style style:name="P39" style:family="paragraph" style:parent-style-name="Standard">
      <style:paragraph-properties fo:text-align="start" style:justify-single-word="false"/>
      <style:text-properties officeooo:paragraph-rsid="001f7d77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1f7d77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4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23eaac" officeooo:paragraph-rsid="0023eaac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4e547" officeooo:paragraph-rsid="0024e547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56ecc" officeooo:paragraph-rsid="00256ecc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56ecc" officeooo:paragraph-rsid="00256ecc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4e547" officeooo:paragraph-rsid="0024e547" style:font-size-asian="12.25pt" style:font-weight-asian="bold" style:font-size-complex="14pt" style:font-weight-complex="bold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officeooo:rsid="00166b39"/>
    </style:style>
    <style:style style:name="T7" style:family="text">
      <style:text-properties officeooo:rsid="001f7d77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0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1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6ecc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16"><text:span text:style-name="T1">1.- </text:span>¿Que es Linux?</text:p>
      <text:p text:style-name="P2"/>
      <text:p text:style-name="P2">Linux es un sistema operativo de gran difusión y Libre de distribución. Permite trabajar en modo monopuesto o en modo red, permitiendo al usuario iniciar sesión localmente o en forma remota.</text:p>
      <text:p text:style-name="P2">Se puede instalar en gran variedad de plataformas hardware.</text:p>
      <text:p text:style-name="P2"/>
      <text:p text:style-name="P3">Componentes principales</text:p>
      <text:list xml:id="list2251230605" text:style-name="L1">
        <text:list-item>
          <text:p text:style-name="P22">Shell: Sirve para introducir ordenes, ejecutar programas…</text:p>
        </text:list-item>
        <text:list-item>
          <text:p text:style-name="P22">Nucleo: Es la parte que interactúa con el hardware.</text:p>
        </text:list-item>
      </text:list>
      <text:p text:style-name="P5"/>
      <text:p text:style-name="P5"/>
      <text:p text:style-name="P17">2.- El shell de Linux</text:p>
      <text:p text:style-name="P6"/>
      <text:p text:style-name="P7">Interactuamos con el sistema a través del Terminal, al terminal de Linux lo llamamos Shell. Hay diferentes distribuciones.</text:p>
      <text:list xml:id="list2011141185" text:style-name="L2">
        <text:list-item>
          <text:p text:style-name="P23">Shell Bourne (sh): El más utilizado.</text:p>
        </text:list-item>
        <text:list-item>
          <text:p text:style-name="P23">C-Shell (csh): Ofrece grandes características para programadores en C</text:p>
        </text:list-item>
        <text:list-item>
          <text:p text:style-name="P23">Shell Korn (KSh): Con características ampliadas de programación.</text:p>
        </text:list-item>
        <text:list-item>
          <text:p text:style-name="P23">Bourne Again Shell (Bash): Incorporado con Ubuntu, compatible con el shell sh.</text:p>
        </text:list-item>
      </text:list>
      <text:p text:style-name="P7"/>
      <text:p text:style-name="P18">3.- Ordenes básicas de Linux</text:p>
      <text:p text:style-name="P8"/>
      <text:p text:style-name="P8">Las ordenes son programas que están almacenados en el sistema de archivos. Al principio Linux usaba la ejecución de ordenes en entorno de comandos. Emplean el siguiente formato:</text:p>
      <text:list xml:id="list2149836490" text:style-name="L3">
        <text:list-item>
          <text:p text:style-name="P24">Orden: Acción a realizar</text:p>
        </text:list-item>
        <text:list-item>
          <text:p text:style-name="P24">Opciones: Se introducen seguidas del carácter - </text:p>
        </text:list-item>
        <text:list-item>
          <text:p text:style-name="P24">Argumentos: Puede ser un archivo, documento, u otra información.</text:p>
        </text:list-item>
      </text:list>
      <text:p text:style-name="P9">Primero introduciremos la orden, ………..</text:p>
      <text:p text:style-name="P9"/>
      <text:p text:style-name="P19">4.- Directorios y carpetas de Linux</text:p>
      <text:p text:style-name="P9"/>
      <text:p text:style-name="P9">Un directorio es un tipo de archivo que almacena información a cerca de los archivos y directorios que contiene. Tienen características que los clasifican y ubican en un sistema de archivos.</text:p>
      <text:p text:style-name="P9"/>
      <text:p text:style-name="P11">Pueden emplear casi cualquier carácter a excepción de la /. Difiere entre mayúsculas y minúsculas <text:span text:style-name="T6">también admite nombres largos</text:span>. </text:p>
      <text:p text:style-name="P13">Las operaciones con carpetas son las mismas que en Windows.</text:p>
      <text:p text:style-name="P10"/>
      <text:p text:style-name="P12">La estructura de directorios y archivos emplea una jerarquía en árbol. No hay límite de archivos y directorios a crear dentro de un directorio.</text:p>
      <text:p text:style-name="P10"/>
      <text:p text:style-name="P20">5.- Sistema de archivos en Linux</text:p>
      <text:p text:style-name="P12"/>
      <text:p text:style-name="P14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14"/>
      <text:p text:style-name="P4">Características del sistema de archivos</text:p>
      <text:p text:style-name="P15"/>
      <text:p text:style-name="P15">E<text:span text:style-name="T7">l</text:span> sistema de archivos permite al usuario crear, borrar y acceder a los archivos sin necesidad de saber el lugar exacto en el que se encuentran.</text:p>
      <text:p text:style-name="P15">No tiene unidades físicas, sino ficheros que hacen referencias a ellas.</text:p>
      <text:p text:style-name="P15">El sistema de archivos consta de varias partes importantes:</text:p>
      <text:list xml:id="list390458725" text:style-name="L4">
        <text:list-item>
          <text:p text:style-name="P25">Bloque de carga: Está reservado para almacenar un programa que utiliza el sistema para gestionar el resto de las partes del SO</text:p>
        </text:list-item>
        <text:list-item>
          <text:p text:style-name="P25">Superbloque: Contiene información sobre el sistema de archivos.</text:p>
        </text:list-item>
        <text:list-item>
          <text:p text:style-name="P35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26">Área de datos: Ocupa el resto del disco y es donde se almacenan ficheros y directorios.</text:p>
        </text:list-item>
      </text:list>
      <text:p text:style-name="P21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7"/>
      <text:p text:style-name="P33">Tipos de sistemas de archivos en Linux</text:p>
      <text:p text:style-name="P28"/>
      <text:p text:style-name="P28">Linux soporta una gran variedad de sistema de ficheros:</text:p>
      <text:list xml:id="list1381965275" text:style-name="L5">
        <text:list-item>
          <text:p text:style-name="P29">FAT32: Sistema tradicional de MS-DOS</text:p>
        </text:list-item>
        <text:list-item>
          <text:p text:style-name="P29">NTFS: Usado por Windows, Linux solo lo recomienda para lectura por ser privativo.</text:p>
        </text:list-item>
        <text:list-item>
          <text:p text:style-name="P29">ext3: Versión mejorada de ext2 con previsión de perdida de datos por fallo del disco por apagones. Imposible recuperar datos borrados.</text:p>
        </text:list-item>
        <text:list-item>
          <text:p text:style-name="P29">ext4: Implementa mejoras respecto a ext3:</text:p>
          <text:list>
            <text:list-item>
              <text:p text:style-name="P29">Mayor tasa de transferencia y mejor rendimiento</text:p>
            </text:list-item>
            <text:list-item>
              <text:p text:style-name="P29">Sistema de ficheros de mayor tamaño.</text:p>
            </text:list-item>
            <text:list-item>
              <text:p text:style-name="P29">Más de 32k de subdirectorios.</text:p>
            </text:list-item>
            <text:list-item>
              <text:p text:style-name="P29">Apenas se fragmenta, pero añade soporte para fragmentación.</text:p>
            </text:list-item>
            <text:list-item>
              <text:p text:style-name="P36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30">ReiserFS: Gestiona archivos pequeños eficientemente y permite journaling.</text:p>
        </text:list-item>
        <text:list-item>
          <text:p text:style-name="P30">swap: Sistema de archivos para la zona de intercambio. Partición empleada para cargar programas y no saturar la memoria ram.</text:p>
        </text:list-item>
      </text:list>
      <text:p text:style-name="P31"/>
      <text:p text:style-name="P34">Directorios más importantes de Linux</text:p>
      <text:p text:style-name="P32"/>
      <text:p text:style-name="P39"><text:span text:style-name="T9">Directorio raíz ( / ): De le parten todos los directorios del sistema. Los más importantes son:</text:span></text:p>
      <text:list xml:id="list428670814" text:style-name="L8">
        <text:list-item>
          <text:p text:style-name="P40"><text:span text:style-name="T9">/bin: Contiene comandos y ficheros lanzables por los usuarios.</text:span></text:p>
        </text:list-item>
        <text:list-item>
          <text:p text:style-name="P40"><text:span text:style-name="T9">/sbin: Con archivos de configuración del sistema.</text:span></text:p>
        </text:list-item>
        <text:list-item>
          <text:p text:style-name="P40"><text:span text:style-name="T9">/home: Contiene todos los directorios personales de los miembros del sistema.</text:span></text:p>
        </text:list-item>
        <text:list-item>
          <text:p text:style-name="P40"><text:span text:style-name="T9">/usr: Contiene utilidades y programas de uso general para los usuarios.</text:span></text:p>
        </text:list-item>
        <text:list-item>
          <text:p text:style-name="P40"><text:span text:style-name="T9">/dev: Contiene archivos de bloques y caracteres asociados a dispositivos de hardware</text:span></text:p>
        </text:list-item>
        <text:list-item>
          <text:p text:style-name="P40"><text:span text:style-name="T9">/</text:span><text:span text:style-name="T10">lib: Contiene librerías y compiladores del sistema.</text:span></text:p>
        </text:list-item>
        <text:list-item>
          <text:p text:style-name="P40"><text:span text:style-name="T10">/etc: Directorio con ficheros de configuración y utilidades del sistema.</text:span></text:p>
        </text:list-item>
        <text:list-item>
          <text:p text:style-name="P40"><text:span text:style-name="T10">/media: Contiene todas las unidades físicas que tenemos montadas en el sistema.</text:span></text:p>
        </text:list-item>
      </text:list>
      <text:p text:style-name="P39"><text:span text:style-name="T10"/></text:p>
      <text:p text:style-name="P41"><text:span text:style-name="T12">Trayectorias</text:span><text:span text:style-name="T11"> en Linux</text:span></text:p>
      <text:p text:style-name="P37"><text:span text:style-name="T11">Los caminos, rutas o trayectorias se dividen en absolutas y relativas. No existe la referencia a ninguna unidad lógica. Las rutas absolutas van desde al raíz asta el propio archivo o directorio.</text:span></text:p>
      <text:p text:style-name="P37"><text:span text:style-name="T11"/></text:p>
      <text:p text:style-name="P42"><text:span text:style-name="T11">Metacaracteres en Linux</text:span></text:p>
      <text:p text:style-name="P38"><text:span text:style-name="T11">Conjunto de caracteres con significado especial para búsqueda o operaciones con archivos.</text:span></text:p>
      <text:p text:style-name="P38"><text:span text:style-name="T11"/></text:p>
      <text:p text:style-name="P43"><text:span text:style-name="T8">6.- Ayuda en Linux</text:span></text:p>
      <text:p text:style-name="P44"/>
      <text:p text:style-name="P44">Usado en entorno de comandos <text:s/>para obtener ayuda sobre los comandos. Dos formas…</text:p>
      <text:list xml:id="list2020100953" text:style-name="L10">
        <text:list-item>
          <text:p text:style-name="P45">Teclear el comando <text:span text:style-name="T13">man</text:span><text:span text:style-name="T14"> seguido de un espacio y el comando a consultar</text:span></text:p>
        </text:list-item>
        <text:list-item>
          <text:p text:style-name="P45"><text:span text:style-name="T14">Teclear el comando seguido de un espacio y el comando del que queremos ayuda.</text:span></text:p>
        </text:list-item>
      </text:list>
      <text:p text:style-name="P44"><text:span text:style-name="T14"/></text:p>
      <text:p text:style-name="P49"><text:span text:style-name="T14">7.- Operaciones sobre directorios, carpetas y permisos</text:span></text:p>
      <text:p text:style-name="P46"><text:span text:style-name="T14"/></text:p>
      <text:p text:style-name="P46"><text:span text:style-name="T14">Estas operaciones tienen son muy similares a las de Windows en entorno gráfico. En entorno de comando pueden variar en cuanto a las ordenes, pero siguen siendo muy parecidas.</text:span></text:p>
      <text:p text:style-name="P46"><text:span text:style-name="T14"/></text:p>
      <text:p text:style-name="P48"><text:span text:style-name="T14">Permisos de usuarios</text:span></text:p>
      <text:p text:style-name="P47"><text:span text:style-name="T14"/></text:p>
      <text:p text:style-name="P47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25T17:18:24.154095439</dc:date>
    <meta:editing-duration>PT51M58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856" meta:character-count="5232" meta:non-whitespace-character-count="4477"/>
  </office:meta>
</office:document-meta>
</file>